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25cm" svg:height="1.375cm" svg:x="2.049cm" svg:y="11.425cm">
          <text:p/>
          <draw:enhanced-geometry svg:viewBox="0 0 21600 21600" draw:text-areas="0 0 21600 21600" draw:mirror-horizontal="true" draw:type="chevron" draw:modifiers="19106.1032863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072cm" svg:height="0.875cm" svg:x="3.103cm" svg:y="11.674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72cm" svg:height="1cm" svg:x="3.103cm" svg:y="10.424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072cm" svg:height="0.875cm" svg:x="3.103cm" svg:y="9.299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875cm" svg:x="3.103cm" svg:y="8.299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2.375cm" svg:x="3.081cm" svg:y="5.8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2-05T17:00:44</dc:date>
    <meta:editing-duration>PT12H53M23S</meta:editing-duration>
    <meta:editing-cycles>48</meta:editing-cycles>
    <meta:generator>LibreOffice/3.4$Unix LibreOffice_project/340m1$Build-502</meta:generator>
    <meta:document-statistic meta:object-count="6"/>
  </office:meta>
</office:document-meta>
</file>